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7">
      <style:text-properties fo:color="#000000" style:font-name="Arial" fo:font-size="10pt" fo:language="gl" fo:country="ES" fo:font-weight="normal" officeooo:rsid="002f5663" officeooo:paragraph-rsid="002f5663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P2" style:family="paragraph" style:parent-style-name="Standard" style:list-style-name="L17">
      <style:text-properties fo:color="#000000" style:font-name="Arial" fo:font-size="10pt" fo:language="gl" fo:country="ES" fo:font-weight="normal" officeooo:rsid="002f5e6e" officeooo:paragraph-rsid="002f5e6e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P3" style:family="paragraph" style:parent-style-name="Standard">
      <style:text-properties fo:color="#000000" style:font-name="Arial" fo:font-size="10pt" fo:language="gl" fo:country="ES" fo:font-weight="normal" officeooo:rsid="002f5e6e" officeooo:paragraph-rsid="002f5e6e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P4" style:family="paragraph" style:parent-style-name="Standard" style:list-style-name="L17">
      <style:text-properties fo:color="#000000" style:font-name="Arial" fo:font-size="10pt" fo:language="gl" fo:country="ES" fo:font-weight="normal" officeooo:rsid="003064a1" officeooo:paragraph-rsid="003064a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P5" style:family="paragraph" style:parent-style-name="Standard" style:list-style-name="L17">
      <style:text-properties officeooo:paragraph-rsid="002f5e6e"/>
    </style:style>
    <style:style style:name="P6" style:family="paragraph" style:parent-style-name="Standard" style:list-style-name="L19">
      <style:text-properties officeooo:paragraph-rsid="002f5e6e"/>
    </style:style>
    <style:style style:name="P7" style:family="paragraph" style:parent-style-name="Standard" style:list-style-name="L19">
      <style:text-properties officeooo:rsid="002f5e6e" officeooo:paragraph-rsid="002f5e6e"/>
    </style:style>
    <style:style style:name="P8" style:family="paragraph" style:parent-style-name="Standard">
      <style:text-properties officeooo:rsid="002f5e6e" officeooo:paragraph-rsid="002f5e6e"/>
    </style:style>
    <style:style style:name="P9" style:family="paragraph" style:parent-style-name="Standard" style:list-style-name="L19">
      <style:text-properties officeooo:rsid="003064a1" officeooo:paragraph-rsid="003064a1"/>
    </style:style>
    <style:style style:name="T1" style:family="text">
      <style:text-properties fo:color="#000000" style:font-name="Arial" fo:font-size="10pt" fo:language="gl" fo:country="ES" fo:font-weight="normal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" style:family="text">
      <style:text-properties fo:color="#000000" style:font-name="Arial" fo:font-size="10pt" fo:language="gl" fo:country="ES" fo:font-weight="normal" officeooo:rsid="002f5e6e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3" style:family="text">
      <style:text-properties fo:color="#000000" style:font-name="Arial" fo:font-size="10pt" fo:language="gl" fo:country="ES" fo:font-weight="normal" officeooo:rsid="002f5663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4" style:family="text">
      <style:text-properties fo:color="#000000" style:font-name="Arial" fo:font-size="10pt" fo:language="gl" fo:country="ES" fo:font-weight="normal" officeooo:rsid="003064a1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04992271" text:style-name="L17">
        <text:list-item>
          <text:p text:style-name="P1">Define DML (Data Manipulation Language).</text:p>
        </text:list-item>
        <text:list-item>
          <text:p text:style-name="P1">Define TCL (Transaction Control Language).</text:p>
        </text:list-item>
        <text:list-item>
          <text:p text:style-name="P1">Explica coas túas palabras o que é unha transacción.</text:p>
        </text:list-item>
        <text:list-item>
          <text:p text:style-name="P1">Explica que son as propiedades ACID.</text:p>
        </text:list-item>
        <text:list-item>
          <text:p text:style-name="P2">Explica coas túas palabras os estados polos que pode pasar unha transacción.</text:p>
        </text:list-item>
        <text:list-item>
          <text:p text:style-name="P4">Explica coas túas palabras a diferencia entre un bloqueo de lectura e un bloqueo de escritura.</text:p>
        </text:list-item>
        <text:list-item>
          <text:p text:style-name="P5"><text:span text:style-name="T3">Sobre a BD que implementaches nas actividades do curso:</text:span></text:p>
        </text:list-item>
      </text:list>
      <text:list xml:id="list561656898" text:style-name="L19">
        <text:list-item>
          <text:list>
            <text:list-item>
              <text:p text:style-name="P6"><text:span text:style-name="T2">Pon un exemplo </text:span><text:span text:style-name="T3">de operación na que sexa necesario cumprir as as propiedades ACID.</text:span></text:p>
            </text:list-item>
            <text:list-item>
              <text:p text:style-name="P7"><text:span text:style-name="T3">E</text:span><text:span text:style-name="T1">xplica que deberías facer se </text:span><text:span text:style-name="T4">dita</text:span><text:span text:style-name="T1"> transacción falla (pasa ao estado abortada ou retrocedida).</text:span></text:p>
            </text:list-item>
            <text:list-item>
              <text:p text:style-name="P9"><text:span text:style-name="T1">Pon un exemplo de operacións que se poderían facer de forma concurrente.</text:span></text:p>
            </text:list-item>
            <text:list-item>
              <text:p text:style-name="P9"><text:span text:style-name="T1">Pon un exemplo de operacións que se deben facer de forma secuencial.</text:span></text:p>
            </text:list-item>
            <text:list-item>
              <text:p text:style-name="P9"><text:span text:style-name="T1">Pon un exemplo de operación que requira un bloqueo de lectura.</text:span></text:p>
            </text:list-item>
            <text:list-item>
              <text:p text:style-name="P9"><text:span text:style-name="T1">Pon un exemplo de operación que requira un bloqueo de escritura.</text:span></text:p>
            </text:list-item>
          </text:list>
        </text:list-item>
      </text:list>
      <text:p text:style-name="P8"><text:span text:style-name="T1"/></text:p>
      <text:p text:style-name="P8"><text:span text:style-name="T1"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x1" style:family="paragraph" style:next-style-name="Standard" style:default-outline-level="">
      <style:paragraph-properties fo:margin-left="1.6cm" fo:margin-right="0cm" fo:margin-top="0.212cm" fo:margin-bottom="0.106cm" loext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2-04-23T17:43:47.432000000</dc:date>
    <meta:editing-duration>P6DT5H21M47S</meta:editing-duration>
    <meta:editing-cycles>28</meta:editing-cycles>
    <meta:document-statistic meta:table-count="0" meta:image-count="0" meta:object-count="0" meta:page-count="1" meta:paragraph-count="13" meta:word-count="149" meta:character-count="856" meta:non-whitespace-character-count="733"/>
  </office:meta>
</office:document-meta>
</file>